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3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https://images.pexels.com/photos/41320/beef-cheese-cuisine-delicious-41320.jpeg?auto=compress&amp;cs=tinysrgb&amp;h=750&amp;w=1260</text:p>
          </table:table-cell>
        </table:table-row>
        <table:table-row table:style-name="ro1">
          <table:table-cell office:value-type="string" calcext:value-type="string">
            <text:p>Bolognese</text:p>
          </table:table-cell>
        </table:table-row>
        <table:table-row table:style-name="ro1">
          <table:table-cell office:value-type="string" calcext:value-type="string">
            <text:p>https://images.pexels.com/photos/41194/beef-cheese-cuisine-delicious-41194.jpeg?auto=compress&amp;cs=tinysrgb&amp;h=750&amp;w=1260</text:p>
          </table:table-cell>
        </table:table-row>
        <table:table-row table:style-name="ro1">
          <table:table-cell office:value-type="string" calcext:value-type="string">
            <text:p>Bolognese 2</text:p>
          </table:table-cell>
        </table:table-row>
        <table:table-row table:style-name="ro1">
          <table:table-cell office:value-type="string" calcext:value-type="string">
            <text:p>https://images.pexels.com/photos/722670/spaghetti-bolognese-food-rustic-722670.jpeg?auto=compress&amp;cs=tinysrgb&amp;h=750&amp;w=1260</text:p>
          </table:table-cell>
        </table:table-row>
        <table:table-row table:style-name="ro1">
          <table:table-cell office:value-type="string" calcext:value-type="string">
            <text:p>Bolognese 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2">00.00.0000</text:date>, <text:time style:data-style-name="N2" text:time-value="19:51:46.20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2.2$Windows_x86 LibreOffice_project/98b30e735bda24bc04ab42594c85f7fd8be07b9c</meta:generator>
    <dc:date>2020-07-02T19:57:52.261000000</dc:date>
    <meta:editing-duration>PT6M5S</meta:editing-duration>
    <meta:editing-cycles>2</meta:editing-cycles>
    <meta:document-statistic meta:table-count="1" meta:cell-count="6" meta:object-count="0"/>
  </office:meta>
</office:document-meta>
</file>